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bria" svg:font-family="Cala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abria" fo:font-size="12pt" officeooo:rsid="00188120" officeooo:paragraph-rsid="00188120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labria" fo:font-size="12pt" officeooo:rsid="00188120" officeooo:paragraph-rsid="0018812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abria" fo:font-size="12pt" fo:font-weight="bold" officeooo:rsid="00188120" officeooo:paragraph-rsid="0018812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abria" fo:font-size="16pt" fo:font-weight="bold" officeooo:rsid="00188120" officeooo:paragraph-rsid="0018812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2pt" officeooo:rsid="00188120" officeooo:paragraph-rsid="0018812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officeooo:rsid="00188120" officeooo:paragraph-rsid="00188120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background-color="#dddddd" loext:char-shading-value="0"/>
    </style:style>
    <style:style style:name="T3" style:family="text">
      <style:text-properties style:font-name="Courier new" fo:background-color="#dddddd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la 3 - Exercício</text:p>
      <text:p text:style-name="P1"/>
      <text:p text:style-name="P1"><text:tab/>Escreva um programa em Python que recebe uma frase e transforma cada caractere em uma sequencia binária com 8 bits (conforme a tabela ascii). Para espaços, utilize 00000000 para separar conjuntos de letras.</text:p>
      <text:p text:style-name="P1"/>
      <text:p text:style-name="P3">Exemplo de saída esperada do programa</text:p>
      <text:p text:style-name="P1"/>
      <text:p text:style-name="P5">Digite uma frase: HELLO WORLD</text:p>
      <text:p text:style-name="P5"/>
      <text:p text:style-name="P5">Conversão texto &gt; decimal &gt; binário:</text:p>
      <text:p text:style-name="P5">--------------------------------------------------</text:p>
      <text:p text:style-name="P5">Char 'H' → Decimal: <text:s/>72 → Binário: 01001000</text:p>
      <text:p text:style-name="P5">Char 'E' → Decimal: <text:s/>69 → Binário: 01000101</text:p>
      <text:p text:style-name="P5">Char 'L' → Decimal: <text:s/>76 → Binário: 01001100</text:p>
      <text:p text:style-name="P5">Char 'L' → Decimal: <text:s/>76 → Binário: 01001100</text:p>
      <text:p text:style-name="P5">Char 'O' → Decimal: <text:s/>79 → Binário: 01001111</text:p>
      <text:p text:style-name="P5">Char ' ' → Decimal: <text:s text:c="2"/>0 → Binário: 00000000</text:p>
      <text:p text:style-name="P5">Char 'W' → Decimal: <text:s/>87 → Binário: 01010111</text:p>
      <text:p text:style-name="P5">Char 'O' → Decimal: <text:s/>79 → Binário: 01001111</text:p>
      <text:p text:style-name="P5">Char 'R' → Decimal: <text:s/>82 → Binário: 01010010</text:p>
      <text:p text:style-name="P5">Char 'L' → Decimal: <text:s/>76 → Binário: 01001100</text:p>
      <text:p text:style-name="P5">Char 'D' → Decimal: <text:s/>68 → Binário: 010001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sposta</text:p>
      <text:p text:style-name="P1"/>
      <text:p text:style-name="P6"># Programa para converter frase em binário ASCII (8 bits)</text:p>
      <text:p text:style-name="P6">frase = input("Digite uma frase: ")</text:p>
      <text:p text:style-name="P6"/>
      <text:p text:style-name="P6">print("\nConversão texto &gt; decimal &gt; binário:")</text:p>
      <text:p text:style-name="P6">print("--------------------------------------------------")</text:p>
      <text:p text:style-name="P6"/>
      <text:p text:style-name="P6">for char in frase:</text:p>
      <text:p text:style-name="P6"><text:s text:c="4"/>decimal = ord(char)</text:p>
      <text:p text:style-name="P6"><text:s text:c="4"/>binario = format(decimal, '08b') <text:s/># 8 bits com zeros à esquerda</text:p>
      <text:p text:style-name="P6"><text:s text:c="4"/></text:p>
      <text:p text:style-name="P6"><text:s text:c="4"/>if char == ' ':</text:p>
      <text:p text:style-name="P6"><text:s text:c="8"/>decimal = 0</text:p>
      <text:p text:style-name="P6"><text:s text:c="8"/>binario = "00000000"</text:p>
      <text:p text:style-name="P6"><text:s text:c="4"/></text:p>
      <text:p text:style-name="P6"><text:s text:c="4"/>print(f"Char '{char}' → Decimal: {decimal:&gt;3} → Binário: {binario}")</text:p>
      <text:p text:style-name="P1"/>
      <text:p text:style-name="P1"/>
      <text:p text:style-name="P3">Como funciona:</text:p>
      <text:p text:style-name="P1"/>
      <text:list text:style-name="L1">
        <text:list-item>
          <text:p text:style-name="P2"><text:span text:style-name="T3">ord(char)</text:span><text:span text:style-name="T1"> </text:span>converte caractere em decimal ASCII</text:p>
        </text:list-item>
      </text:list>
      <text:p text:style-name="P1"/>
      <text:list text:continue-numbering="true" text:style-name="L1">
        <text:list-item>
          <text:p text:style-name="P2"><text:span text:style-name="T3">format(decimal, '08b')</text:span> gera binário de 8 bits com zeros à esquerda</text:p>
        </text:list-item>
      </text:list>
      <text:p text:style-name="P1"/>
      <text:list text:continue-numbering="true" text:style-name="L1">
        <text:list-item>
          <text:p text:style-name="P2">Para espaços da frase, força decimal = 0 e binario = "00000000"</text:p>
        </text:list-item>
      </text:list>
      <text:p text:style-name="P1"/>
      <text:list text:continue-numbering="true" text:style-name="L1">
        <text:list-item>
          <text:p text:style-name="P2"><text:span text:style-name="T3">:&gt;3</text:span> alinha o decimal à direita com 3 espaços (como no exemplo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bria" svg:font-family="Cala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4:53:18.059346593</meta:creation-date>
    <dc:date>2026-03-05T14:59:45.135774799</dc:date>
    <meta:editing-duration>PT6M28S</meta:editing-duration>
    <meta:editing-cycles>1</meta:editing-cycles>
    <meta:document-statistic meta:table-count="0" meta:image-count="0" meta:object-count="0" meta:page-count="2" meta:paragraph-count="36" meta:word-count="253" meta:character-count="1564" meta:non-whitespace-character-count="1296"/>
    <meta:generator>LibreOffice/24.2.7.2$Linux_X86_64 LibreOffice_project/420$Build-2</meta:generator>
  </office:meta>
</office:document-meta>
</file>